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Mono" officeooo:rsid="0005b1ac" officeooo:paragraph-rsid="0005b1ac"/>
    </style:style>
    <style:style style:name="P2" style:family="paragraph" style:parent-style-name="Standard">
      <style:text-properties style:font-name="DejaVu Sans Mono" fo:font-size="15pt" officeooo:rsid="0005b1ac" officeooo:paragraph-rsid="0005b1ac" style:font-size-asian="15pt" style:font-size-complex="15pt"/>
    </style:style>
    <style:style style:name="P3" style:family="paragraph" style:parent-style-name="Standard">
      <style:text-properties style:font-name="DejaVu Sans Mono" fo:font-size="15pt" fo:font-weight="bold" officeooo:rsid="0005b1ac" officeooo:paragraph-rsid="000cdd5b" style:font-size-asian="15pt" style:font-weight-asian="bold" style:font-size-complex="15pt" style:font-weight-complex="bold"/>
    </style:style>
    <style:style style:name="P4" style:family="paragraph" style:parent-style-name="Standard">
      <style:text-properties style:font-name="DejaVu Sans Mono" fo:font-size="15pt" fo:font-weight="normal" officeooo:rsid="0005b1ac" officeooo:paragraph-rsid="000cdd5b" style:font-size-asian="15pt" style:font-weight-asian="normal" style:font-size-complex="15pt" style:font-weight-complex="normal"/>
    </style:style>
    <style:style style:name="P5" style:family="paragraph" style:parent-style-name="Standard">
      <style:text-properties style:font-name="DejaVu Sans Mono" officeooo:rsid="0006f9d3" officeooo:paragraph-rsid="0006f9d3"/>
    </style:style>
    <style:style style:name="P6" style:family="paragraph" style:parent-style-name="Standard">
      <style:text-properties style:font-name="DejaVu Sans Mono" fo:font-weight="bold" officeooo:rsid="000725cb" officeooo:paragraph-rsid="000725cb" style:font-weight-asian="bold" style:font-weight-complex="bold"/>
    </style:style>
    <style:style style:name="P7" style:family="paragraph" style:parent-style-name="Standard">
      <style:text-properties style:font-name="DejaVu Sans Mono" fo:font-weight="bold" officeooo:rsid="000ab49e" officeooo:paragraph-rsid="000ab49e" style:font-weight-asian="bold" style:font-weight-complex="bold"/>
    </style:style>
    <style:style style:name="P8" style:family="paragraph" style:parent-style-name="Standard">
      <style:text-properties style:font-name="DejaVu Sans Mono" fo:font-weight="bold" officeooo:rsid="000bb984" officeooo:paragraph-rsid="000bb984" style:font-weight-asian="bold" style:font-weight-complex="bold"/>
    </style:style>
    <style:style style:name="P9" style:family="paragraph" style:parent-style-name="Standard">
      <style:text-properties style:font-name="DejaVu Sans Mono" fo:font-weight="bold" officeooo:rsid="000bb984" officeooo:paragraph-rsid="000dd996" style:font-weight-asian="bold" style:font-weight-complex="bold"/>
    </style:style>
    <style:style style:name="P10" style:family="paragraph" style:parent-style-name="Standard">
      <style:text-properties style:font-name="DejaVu Sans Mono" fo:font-weight="bold" officeooo:rsid="000dd996" officeooo:paragraph-rsid="000dd996" style:font-weight-asian="bold" style:font-weight-complex="bold"/>
    </style:style>
    <style:style style:name="P11" style:family="paragraph" style:parent-style-name="Standard">
      <style:text-properties style:font-name="DejaVu Sans Mono" fo:font-weight="normal" officeooo:rsid="000725cb" officeooo:paragraph-rsid="000725cb" style:font-weight-asian="normal" style:font-weight-complex="normal"/>
    </style:style>
    <style:style style:name="P12" style:family="paragraph" style:parent-style-name="Standard">
      <style:text-properties style:font-name="DejaVu Sans Mono" fo:font-weight="normal" officeooo:rsid="000ab49e" officeooo:paragraph-rsid="000ab49e" style:font-weight-asian="normal" style:font-weight-complex="normal"/>
    </style:style>
    <style:style style:name="P13" style:family="paragraph" style:parent-style-name="Standard">
      <style:text-properties style:font-name="DejaVu Sans Mono" fo:font-weight="normal" officeooo:rsid="000bb984" officeooo:paragraph-rsid="000bb984" style:font-weight-asian="normal" style:font-weight-complex="normal"/>
    </style:style>
    <style:style style:name="P14" style:family="paragraph" style:parent-style-name="Standard">
      <style:text-properties style:font-name="DejaVu Sans Mono" fo:font-weight="normal" officeooo:rsid="000dd996" officeooo:paragraph-rsid="000dd996" style:font-weight-asian="normal" style:font-weight-complex="normal"/>
    </style:style>
    <style:style style:name="P15" style:family="paragraph" style:parent-style-name="Standard">
      <style:text-properties style:font-name="DejaVu Sans Mono" fo:font-weight="normal" officeooo:rsid="000f0d9d" officeooo:paragraph-rsid="000f0d9d" style:font-weight-asian="normal" style:font-weight-complex="normal"/>
    </style:style>
    <style:style style:name="P16" style:family="paragraph" style:parent-style-name="Standard">
      <style:text-properties style:font-name="DejaVu Sans Mono" style:text-underline-style="none" fo:font-weight="bold" officeooo:rsid="000ff6fb" officeooo:paragraph-rsid="000ff6fb" style:font-weight-asian="bold" style:font-weight-complex="bold"/>
    </style:style>
    <style:style style:name="P17" style:family="paragraph" style:parent-style-name="Standard">
      <style:text-properties style:font-name="DejaVu Sans Mono" style:text-underline-style="none" fo:font-weight="bold" officeooo:rsid="000ff6fb" officeooo:paragraph-rsid="0010ffe2" style:font-weight-asian="bold" style:font-weight-complex="bold"/>
    </style:style>
    <style:style style:name="P18" style:family="paragraph" style:parent-style-name="Standard">
      <style:text-properties style:font-name="DejaVu Sans Mono" style:text-underline-style="none" fo:font-weight="bold" officeooo:rsid="000ff6fb" officeooo:paragraph-rsid="00157987" style:font-weight-asian="bold" style:font-weight-complex="bold"/>
    </style:style>
    <style:style style:name="P19" style:family="paragraph" style:parent-style-name="Standard">
      <style:text-properties style:font-name="DejaVu Sans Mono" style:text-underline-style="none" fo:font-weight="bold" officeooo:rsid="0010ffe2" officeooo:paragraph-rsid="0010ffe2" style:font-weight-asian="bold" style:font-weight-complex="bold"/>
    </style:style>
    <style:style style:name="P20" style:family="paragraph" style:parent-style-name="Standard">
      <style:text-properties style:font-name="DejaVu Sans Mono" style:text-underline-style="none" fo:font-weight="bold" officeooo:rsid="0010ffe2" officeooo:paragraph-rsid="0011bf4f" style:font-weight-asian="bold" style:font-weight-complex="bold"/>
    </style:style>
    <style:style style:name="P21" style:family="paragraph" style:parent-style-name="Standard">
      <style:text-properties style:font-name="DejaVu Sans Mono" style:text-underline-style="none" fo:font-weight="bold" officeooo:rsid="0010ffe2" officeooo:paragraph-rsid="0017773f" style:font-weight-asian="bold" style:font-weight-complex="bold"/>
    </style:style>
    <style:style style:name="P22" style:family="paragraph" style:parent-style-name="Standard">
      <style:text-properties style:font-name="DejaVu Sans Mono" style:text-underline-style="none" fo:font-weight="bold" officeooo:rsid="0011bf4f" officeooo:paragraph-rsid="0011bf4f" style:font-weight-asian="bold" style:font-weight-complex="bold"/>
    </style:style>
    <style:style style:name="P23" style:family="paragraph" style:parent-style-name="Standard">
      <style:text-properties style:font-name="DejaVu Sans Mono" style:text-underline-style="none" fo:font-weight="bold" officeooo:rsid="0011bf4f" officeooo:paragraph-rsid="00157987" style:font-weight-asian="bold" style:font-weight-complex="bold"/>
    </style:style>
    <style:style style:name="P24" style:family="paragraph" style:parent-style-name="Standard">
      <style:text-properties style:font-name="DejaVu Sans Mono" style:text-underline-style="none" fo:font-weight="bold" officeooo:rsid="00157987" officeooo:paragraph-rsid="0017773f" style:font-weight-asian="bold" style:font-weight-complex="bold"/>
    </style:style>
    <style:style style:name="P25" style:family="paragraph" style:parent-style-name="Standard">
      <style:text-properties style:font-name="DejaVu Sans Mono" style:text-underline-style="none" fo:font-weight="normal" officeooo:rsid="000ff6fb" officeooo:paragraph-rsid="000ff6fb" style:font-weight-asian="normal" style:font-weight-complex="normal"/>
    </style:style>
    <style:style style:name="P26" style:family="paragraph" style:parent-style-name="Standard">
      <style:text-properties style:font-name="DejaVu Sans Mono" style:text-underline-style="none" fo:font-weight="normal" officeooo:rsid="0010ffe2" officeooo:paragraph-rsid="0010ffe2" style:font-weight-asian="normal" style:font-weight-complex="normal"/>
    </style:style>
    <style:style style:name="P27" style:family="paragraph" style:parent-style-name="Standard">
      <style:text-properties style:font-name="DejaVu Sans Mono" style:text-underline-style="none" fo:font-weight="normal" officeooo:rsid="0010ffe2" officeooo:paragraph-rsid="00157987" style:font-weight-asian="normal" style:font-weight-complex="normal"/>
    </style:style>
    <style:style style:name="P28" style:family="paragraph" style:parent-style-name="Standard">
      <style:text-properties style:font-name="DejaVu Sans Mono" style:text-underline-style="none" fo:font-weight="normal" officeooo:rsid="0013e4db" officeooo:paragraph-rsid="0013e4db" style:font-weight-asian="normal" style:font-weight-complex="normal"/>
    </style:style>
    <style:style style:name="P29" style:family="paragraph" style:parent-style-name="Standard">
      <style:text-properties style:font-name="DejaVu Sans Mono" style:text-underline-style="none" fo:font-weight="normal" officeooo:rsid="00157987" officeooo:paragraph-rsid="00157987" style:font-weight-asian="normal" style:font-weight-complex="normal"/>
    </style:style>
    <style:style style:name="P30" style:family="paragraph" style:parent-style-name="Standard">
      <style:text-properties style:font-name="DejaVu Sans Mono" style:text-underline-style="solid" style:text-underline-type="double" style:text-underline-width="auto" style:text-underline-color="font-color" fo:font-weight="normal" officeooo:rsid="000f0d9d" officeooo:paragraph-rsid="000f0d9d" style:font-weight-asian="normal" style:font-weight-complex="normal"/>
    </style:style>
    <style:style style:name="T1" style:family="text">
      <style:text-properties officeooo:rsid="0006f9d3"/>
    </style:style>
    <style:style style:name="T2" style:family="text">
      <style:text-properties fo:font-weight="bold" style:font-weight-asian="bold" style:font-weight-complex="bold"/>
    </style:style>
    <style:style style:name="T3" style:family="text">
      <style:text-properties officeooo:rsid="000725cb"/>
    </style:style>
    <style:style style:name="T4" style:family="text">
      <style:text-properties fo:font-weight="normal" style:font-weight-asian="normal" style:font-weight-complex="normal"/>
    </style:style>
    <style:style style:name="T5" style:family="text">
      <style:text-properties fo:font-weight="normal" officeooo:rsid="000bb984" style:font-weight-asian="normal" style:font-weight-complex="normal"/>
    </style:style>
    <style:style style:name="T6" style:family="text">
      <style:text-properties fo:font-weight="normal" officeooo:rsid="000cdd5b" style:font-weight-asian="normal" style:font-weight-complex="normal"/>
    </style:style>
    <style:style style:name="T7" style:family="text">
      <style:text-properties fo:font-weight="normal" officeooo:rsid="000dd996" style:font-weight-asian="normal" style:font-weight-complex="normal"/>
    </style:style>
    <style:style style:name="T8" style:family="text">
      <style:text-properties fo:font-weight="normal" officeooo:rsid="000f0d9d" style:font-weight-asian="normal" style:font-weight-complex="normal"/>
    </style:style>
    <style:style style:name="T9" style:family="text">
      <style:text-properties fo:font-weight="normal" officeooo:rsid="0010ffe2" style:font-weight-asian="normal" style:font-weight-complex="normal"/>
    </style:style>
    <style:style style:name="T10" style:family="text">
      <style:text-properties fo:font-weight="normal" officeooo:rsid="0011bf4f" style:font-weight-asian="normal" style:font-weight-complex="normal"/>
    </style:style>
    <style:style style:name="T11" style:family="text">
      <style:text-properties fo:font-weight="normal" officeooo:rsid="0013adde" style:font-weight-asian="normal" style:font-weight-complex="normal"/>
    </style:style>
    <style:style style:name="T12" style:family="text">
      <style:text-properties fo:font-weight="normal" officeooo:rsid="0013e4db" style:font-weight-asian="normal" style:font-weight-complex="normal"/>
    </style:style>
    <style:style style:name="T13" style:family="text">
      <style:text-properties fo:font-weight="normal" officeooo:rsid="00157987" style:font-weight-asian="normal" style:font-weight-complex="normal"/>
    </style:style>
    <style:style style:name="T14" style:family="text">
      <style:text-properties fo:font-weight="normal" officeooo:rsid="0017773f" style:font-weight-asian="normal" style:font-weight-complex="normal"/>
    </style:style>
    <style:style style:name="T15" style:family="text">
      <style:text-properties fo:font-weight="normal" officeooo:rsid="001dc8a7" style:font-weight-asian="normal" style:font-weight-complex="normal"/>
    </style:style>
    <style:style style:name="T16" style:family="text">
      <style:text-properties fo:font-weight="normal" officeooo:rsid="001f60a7" style:font-weight-asian="normal" style:font-weight-complex="normal"/>
    </style:style>
    <style:style style:name="T17" style:family="text">
      <style:text-properties fo:font-weight="normal" officeooo:rsid="0025746b" style:font-weight-asian="normal" style:font-weight-complex="normal"/>
    </style:style>
    <style:style style:name="T18" style:family="text">
      <style:text-properties officeooo:rsid="000cdd5b"/>
    </style:style>
    <style:style style:name="T19" style:family="text">
      <style:text-properties officeooo:rsid="000dd996"/>
    </style:style>
    <style:style style:name="T20" style:family="text">
      <style:text-properties officeooo:rsid="00157987"/>
    </style:style>
    <style:style style:name="T21" style:family="text">
      <style:text-properties officeooo:rsid="0018794e"/>
    </style:style>
    <style:style style:name="T22" style:family="text">
      <style:text-properties officeooo:rsid="00188397"/>
    </style:style>
    <style:style style:name="T23" style:family="text">
      <style:text-properties officeooo:rsid="001d5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bus <text:span text:style-name="T18">Master</text:span> configuration File (drvConf.yml)</text:p>
      <text:p text:style-name="P1"/>
      <text:p text:style-name="P1"/>
      <text:p text:style-name="P1"><text:span text:style-name="T2">method</text:span> <text:span text:style-name="T2">–</text:span> This field tells us which variant of the modbus protocol is being used. (<text:span text:style-name="T1">Most common variants are Modbus RTU and Modbus TCP/IP</text:span>)</text:p>
      <text:p text:style-name="P1"/>
      <text:p text:style-name="P5"><text:span text:style-name="T2">port</text:span> <text:span text:style-name="T2">–</text:span> This feild has the hardware serial port through which the modbus <text:span text:style-name="T21">network’s </text:span>physical layer connects to the master/polling device.</text:p>
      <text:p text:style-name="P5"/>
      <text:p text:style-name="P5"><text:span text:style-name="T2">baudrate</text:span> <text:span text:style-name="T2">–</text:span> Contatins the baudrate being used for the <text:span text:style-name="T3">serial communication(UART configuration)</text:span>.</text:p>
      <text:p text:style-name="P5"/>
      <text:p text:style-name="P6">Parity -<text:span text:style-name="T4"> Contains the type of parity check being used for the serial communication(UART configuration).</text:span></text:p>
      <text:p text:style-name="P11"/>
      <text:p text:style-name="P6">timeout<text:span text:style-name="T4"> </text:span>–<text:span text:style-name="T4"> Contains the time in seconds that the master would wait for before executing the timeout condition for the query which didn’t receive a response.</text:span></text:p>
      <text:p text:style-name="P11"/>
      <text:p text:style-name="P7">stopbits<text:span text:style-name="T4"> </text:span>–<text:span text:style-name="T4"> Contains the number of stop bits used for the serial communication(UART configuration).</text:span></text:p>
      <text:p text:style-name="P12"/>
      <text:p text:style-name="P7">bytesize<text:span text:style-name="T4"> </text:span>–<text:span text:style-name="T4"> Contains the number of data bits per frame</text:span><text:span text:style-name="T5">(character length) used for serial communication(UART configuration).</text:span></text:p>
      <text:p text:style-name="P11"/>
      <text:p text:style-name="P8">MAX_POLL_RATE - <text:span text:style-name="T4">Contains the maximum number of polls that the master is capable of per second.</text:span></text:p>
      <text:p text:style-name="P13"/>
      <text:p text:style-name="P13"/>
      <text:p text:style-name="P13"/>
      <text:p text:style-name="P13"/>
      <text:p text:style-name="P3"><text:span text:style-name="T4">Modbus </text:span><text:span text:style-name="T6">Slave</text:span><text:span text:style-name="T4"> configuration File (</text:span><text:span text:style-name="T6">conf.d/sensorConf</text:span><text:span text:style-name="T4">.yml)</text:span></text:p>
      <text:p text:style-name="P4"/>
      <text:p text:style-name="P4"/>
      <text:p text:style-name="P9"><text:span text:style-name="T19">name –</text:span> <text:span text:style-name="T7">This field contains the name of the sensor/actuator. The feild must be a string.</text:span></text:p>
      <text:p text:style-name="P14"/>
      <text:p text:style-name="P10">location –<text:span text:style-name="T4"> This field contains the description of the physical location of the sensor. The field must be a string.</text:span></text:p>
      <text:p text:style-name="P14"/>
      <text:p text:style-name="P10">state – <text:span text:style-name="T8">This field defines the current state of the modbus device</text:span></text:p>
      <text:p text:style-name="P15">The field must be a string and can only be active, inactive or dormant. When set to active, the master polls the device. When set to inactive, the master does not poll this device. When the state is dormant, it means that the device is waiting to be <text:span text:style-name="T23">discovered and assigned the</text:span> modbus device ID(modbusDevID).</text:p>
      <text:p text:style-name="P30"/>
      <text:p text:style-name="P16"><text:soft-page-break/>p<text:span text:style-name="T22">r</text:span>iority – <text:span text:style-name="T4">This field defines the priority of the device. This is used to decide which devices can be d</text:span><text:span text:style-name="T15">r</text:span><text:span text:style-name="T4">opped in case the maximum polling rate condition is reached. The field must be an integer in the range – [0, 2] where 0 </text:span><text:span text:style-name="T16">has</text:span><text:span text:style-name="T4"> highest priority.</text:span></text:p>
      <text:p text:style-name="P25"/>
      <text:p text:style-name="P25"/>
      <text:p text:style-name="P17">readRegs – <text:span text:style-name="T9">This field contains information about the registers to be polled by the master. The field is </text:span><text:span text:style-name="T13">a </text:span><text:span text:style-name="T9">list of dictionaries. The dictionary contains the following fields: </text:span></text:p>
      <text:p text:style-name="P26"/>
      <text:p text:style-name="P19"><text:span text:style-name="T4">addr – </text:span><text:span text:style-name="T12">C</text:span><text:span text:style-name="T4">ontains the address of the register. </text:span><text:span text:style-name="T11">The field must be an integer.</text:span></text:p>
      <text:p text:style-name="P20"><text:span text:style-name="T4">nRegs – </text:span><text:span text:style-name="T12">C</text:span><text:span text:style-name="T4">ontains the number of contiguous </text:span><text:span text:style-name="T10">16-bit registers to be polled for. </text:span><text:span text:style-name="T11">The field must be an inte</text:span><text:span text:style-name="T12">ger and it can be at max 100.</text:span></text:p>
      <text:p text:style-name="P28">unit – This field is a string and contains the name of the unit in which the sensor data is stored in the register.</text:p>
      <text:p text:style-name="P22"><text:span text:style-name="T4">rate – </text:span><text:span text:style-name="T12">This field contains an integer that stores the </text:span><text:span text:style-name="T13">number of times the register needs to be polled per second.</text:span></text:p>
      <text:p text:style-name="P29">mqttTopic – This filed is a string and it contains the MQTT topic to which the received data is to be published.</text:p>
      <text:p text:style-name="P29"/>
      <text:p text:style-name="P29">The size of the list would be the number of non-contiguous blocks to be polled for.</text:p>
      <text:p text:style-name="P29"/>
      <text:p text:style-name="P18"><text:span text:style-name="T20">write</text:span>Regs<text:span text:style-name="T4"> – </text:span><text:span text:style-name="T9">This field is contains information about the registers </text:span><text:span text:style-name="T17">t</text:span><text:span text:style-name="T13">hat need to be written</text:span><text:span text:style-name="T9"> by the master. The field is </text:span><text:span text:style-name="T13">a</text:span><text:span text:style-name="T9"> list of dictionaries. The dictionary contains the following fields: </text:span></text:p>
      <text:p text:style-name="P27"/>
      <text:p text:style-name="P21"><text:span text:style-name="T4">addr – </text:span><text:span text:style-name="T12">C</text:span><text:span text:style-name="T4">ontains the address of the register. </text:span><text:span text:style-name="T11">The field must be an integer.</text:span></text:p>
      <text:p text:style-name="P24"><text:span text:style-name="T9">mqttTopic – This filed is a string and it contains the MQTT topic <text:s/></text:span><text:span text:style-name="T14">from which the data to be written is extracted</text:span><text:span text:style-name="T9">.</text:span></text:p>
      <text:p text:style-name="P23"><text:span text:style-name="T9">rate – </text:span><text:span text:style-name="T12">This field contains an integer that stores the </text:span><text:span text:style-name="T13">number of times the register needs to be written per second.</text:span></text:p>
      <text:p text:style-name="P29"/>
      <text:p text:style-name="P29">The size of the list would be the number of non-contiguous blocks to be polled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1:18:16.866458606</meta:creation-date>
    <dc:date>2018-06-28T17:33:54.374598513</dc:date>
    <meta:editing-duration>PT1H7M18S</meta:editing-duration>
    <meta:editing-cycles>20</meta:editing-cycles>
    <meta:generator>LibreOffice/5.1.6.2$Linux_X86_64 LibreOffice_project/10m0$Build-2</meta:generator>
    <meta:document-statistic meta:table-count="0" meta:image-count="0" meta:object-count="0" meta:page-count="2" meta:paragraph-count="27" meta:word-count="537" meta:character-count="3233" meta:non-whitespace-character-count="2699"/>
  </office:meta>
</office:document-meta>
</file>